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" style:family="paragraph" style:parent-style-name="Standard"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v_organisme_correspondance;block=begin]</text:p>
      <text:p text:style-name="P1">[v_organisme_correspondance.titre] [v_organisme_correspondance.nom] [v_organisme_correspondance.prenom] </text:p>
      <text:p text:style-name="P1"/>
      <text:p text:style-name="P2">=&gt;[v_organisme_correspondance.p1] </text:p>
      <text:p text:style-name="P1">[v_organisme_correspondance.t1] </text:p>
      <text:p text:style-name="P2">=&gt;[v_organisme_correspondance.p1] </text:p>
      <text:p text:style-name="P1">[v_organisme_correspondance.t1] <text:line-break/><text:span text:style-name="T1">=&gt;[v_organisme_correspondance.p1] </text:span></text:p>
      <text:p text:style-name="P1">[v_organisme_correspondance.t1] <text:line-break/><text:span text:style-name="T1">=&gt;[v_organisme_correspondance.p1] </text:span></text:p>
      <text:p text:style-name="P1">[v_organisme_correspondance.t1] <text:line-break/><text:span text:style-name="T1">=&gt;[v_organisme_correspondance.p1] </text:span></text:p>
      <text:p text:style-name="P1">[v_organisme_correspondance.t1] <text:line-break/><text:span text:style-name="T1">=&gt;[v_organisme_correspondance.p1] </text:span></text:p>
      <text:p text:style-name="P1">[v_organisme_correspondance.t1] <text:line-break/></text:p>
      <text:p text:style-name="P4">[v_organisme_correspondance;block=end]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uy Gourmellet</meta:initial-creator>
    <meta:creation-date>2007-08-01T15:46:48</meta:creation-date>
    <dc:creator>Guy Gourmellet</dc:creator>
    <dc:date>2007-08-01T17:23:37</dc:date>
    <dc:language>fr-FR</dc:language>
    <meta:editing-cycles>3</meta:editing-cycles>
    <meta:editing-duration>PT21M27S</meta:editing-duration>
    <meta:document-statistic meta:table-count="0" meta:image-count="0" meta:object-count="0" meta:page-count="2" meta:paragraph-count="11" meta:word-count="17" meta:character-count="583"/>
    <meta:user-defined meta:name="Info 1"/>
    <meta:user-defined meta:name="Info 2"/>
    <meta:user-defined meta:name="Info 3"/>
    <meta:user-defined meta:name="Info 4"/>
  </office:meta>
</office:document-meta>
</file>